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ohit Tamil" svg:font-family="'Lohit Tam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b80047" style:font-name="Lohit Tamil"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Courier 10 Pitch" fo:font-weight="bold" style:font-weight-asian="bold" style:font-weight-complex="bold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8000" fo:font-weight="normal" style:font-weight-asian="normal" style:font-weight-complex="normal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color="#008000"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PRUEBA 0008 – Registrar Usu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scripción</text:p>
          </table:table-cell>
          <table:table-cell table:style-name="Table1.B1" office:value-type="string">
            <text:p text:style-name="P3">El invitado solicita el registro como usuario del sitio</text:p>
          </table:table-cell>
        </table:table-row>
        <table:table-row>
          <table:table-cell table:style-name="Table1.A2" office:value-type="string">
            <text:p text:style-name="P2">Datos de prueba</text:p>
          </table:table-cell>
          <table:table-cell table:style-name="Table1.B2" office:value-type="string">
            <text:p text:style-name="P3">Nombre, Apellido, Contraseña, Confirmación de Contraseña, Email, Confirmación de Email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Procedimiento</text:p>
          </table:table-cell>
        </table:table-row>
        <table:table-row>
          <table:table-cell table:style-name="Table2.A2" office:value-type="string">
            <text:p text:style-name="P4">1- El invitado ingresa al sitio y selecciona la opción de registrado</text:p>
          </table:table-cell>
        </table:table-row>
        <table:table-row>
          <table:table-cell table:style-name="Table2.A2" office:value-type="string">
            <text:p text:style-name="P4">2- El invitado completa el formulario</text:p>
          </table:table-cell>
        </table:table-row>
        <table:table-row>
          <table:table-cell table:style-name="Table2.A2" office:value-type="string">
            <text:p text:style-name="P4">3- El invitado presiona el botón “Registrar”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Valor de Prueba</text:p>
          </table:table-cell>
          <table:table-cell table:style-name="Table3.A1" office:value-type="string">
            <text:p text:style-name="P5">Resultado Esperado</text:p>
          </table:table-cell>
          <table:table-cell table:style-name="Table3.C1" office:value-type="string">
            <text:p text:style-name="P5">Resultado Obtenido</text:p>
          </table:table-cell>
        </table:table-row>
        <table:table-row>
          <table:table-cell table:style-name="Table3.A2" office:value-type="string">
            <text:p text:style-name="P3"><text:span text:style-name="T8">Nombre</text:span>: Leandro</text:p>
            <text:p text:style-name="P3"><text:span text:style-name="T8">Apellido</text:span>: Gargantini</text:p>
            <text:p text:style-name="P3"><text:span text:style-name="T8">Contraseña</text:span>:123456</text:p>
            <text:p text:style-name="P3"><text:span text:style-name="T8">Confirmación Contraseña</text:span>: 123456</text:p>
            <text:p text:style-name="P3"><text:span text:style-name="T8">Mail</text:span>:</text:p>
            <text:p text:style-name="Table_20_Contents"><text:a xlink:type="simple" xlink:href="mailto:leandrofgargantini@gmail.com">leandrofgargantini@gmail.com</text:a></text:p>
            <text:p text:style-name="Table_20_Contents"><text:span text:style-name="T8">Confirmación Mail:</text:span> <text:a xlink:type="simple" xlink:href="mailto:leandrofgargantini@gmail.com">leandrofgargantini@gmail.com</text:a></text:p>
            <text:p text:style-name="Table_20_Contents"/>
          </table:table-cell>
          <table:table-cell table:style-name="Table3.A2" office:value-type="string">
            <text:p text:style-name="Table_20_Contents">Mensaje de registro exitoso y redirección a la Página Principal del usuario Leandro Gargantini.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P3"><text:span text:style-name="T8">Nombre</text:span>: Pepe</text:p>
            <text:p text:style-name="P3"><text:span text:style-name="T8">Apellido</text:span>: Luis</text:p>
            <text:p text:style-name="P3"><text:span text:style-name="T8">Contraseña</text:span>:123456</text:p>
            <text:p text:style-name="P3"><text:span text:style-name="T8">Confirmación Contraseña</text:span>: 123456</text:p>
            <text:p text:style-name="P3"><text:span text:style-name="T8">Mail</text:span>:</text:p>
            <text:p text:style-name="Table_20_Contents"><text:a xlink:type="simple" xlink:href="mailto:leandrofgargantini@gmail.com"><text:span text:style-name="T2">p</text:span></text:a><text:span text:style-name="T3">epe@pepe.com</text:span></text:p>
            <text:p text:style-name="Table_20_Contents"><text:span text:style-name="T8">Confirmación Mail:</text:span> pepe@p.com</text:p>
            <text:p text:style-name="Table_20_Contents"/>
          </table:table-cell>
          <table:table-cell table:style-name="Table3.A2" office:value-type="string">
            <text:p text:style-name="Table_20_Contents">Se marca el error en los campos de emails donde se informa que los emails son diferentes.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P3"><text:span text:style-name="T8">Nombre</text:span>: Leandro</text:p>
            <text:p text:style-name="P3"><text:span text:style-name="T8">Apellido</text:span>: Gargantini</text:p>
            <text:p text:style-name="P3"><text:span text:style-name="T8">Contraseña</text:span>:123456</text:p>
            <text:p text:style-name="P3"><text:span text:style-name="T8">Confirmación Contraseña</text:span>: 123456</text:p>
            <text:p text:style-name="P3"><text:span text:style-name="T8">Mail</text:span>:</text:p>
            <text:p text:style-name="Table_20_Contents"><text:a xlink:type="simple" xlink:href="mailto:leandrofgargantini@gmail.com">leandrofgargantini@gmail.com</text:a></text:p>
            <text:p text:style-name="Table_20_Contents"><text:span text:style-name="T9">Confirmación Mail:</text:span><text:span text:style-name="T3"> </text:span><text:a xlink:type="simple" xlink:href="mailto:leandrofgargantini@gmail.com"><text:span text:style-name="T2">leandrofgargantini@gmail.com</text:span></text:a></text:p>
          </table:table-cell>
          <table:table-cell table:style-name="Table3.A2" office:value-type="string">
            <text:p text:style-name="Table_20_Contents">Se informa que ya existe un usuario con esa dirección de email.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P3"><text:span text:style-name="T8">Nombre</text:span>: Pepe</text:p>
            <text:p text:style-name="P3"><text:span text:style-name="T8">Apellido</text:span>: Luis</text:p>
            <text:p text:style-name="P3"><text:span text:style-name="T8">Contraseña</text:span>:123456</text:p>
            <text:p text:style-name="P3"><text:span text:style-name="T8">Confirmación Contraseña</text:span>: 1234567</text:p>
            <text:p text:style-name="P3"><text:span text:style-name="T8">Mail</text:span>:</text:p>
            <text:p text:style-name="Table_20_Contents"><text:soft-page-break/><text:a xlink:type="simple" xlink:href="mailto:leandrofgargantini@gmail.com"><text:span text:style-name="T2">p</text:span></text:a><text:span text:style-name="T3">epe@pepe.com</text:span></text:p>
            <text:p text:style-name="Table_20_Contents"><text:span text:style-name="T8">Confirmación Mail:</text:span> pepe@p.com</text:p>
            <text:p text:style-name="Table_20_Contents"/>
          </table:table-cell>
          <table:table-cell table:style-name="Table3.A2" office:value-type="string">
            <text:p text:style-name="Table_20_Contents">Se marca el error en los campos de contraseñas donde se informa que las mismas son diferentes.</text:p>
          </table:table-cell>
          <table:table-cell table:style-name="Table3.C2" office:value-type="string">
            <text:p text:style-name="Table_20_Contents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Lohit Tamil" svg:font-family="'Lohit Tam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7-04T02:05:22</meta:creation-date>
    <dc:date>2011-07-04T19:46:45</dc:date>
    <dc:creator>Marce </dc:creator>
    <meta:editing-duration>PT59M51S</meta:editing-duration>
    <meta:editing-cycles>11</meta:editing-cycles>
    <meta:generator>LibreOffice/3.3$Linux LibreOffice_project/330m19$Build-202</meta:generator>
    <meta:document-statistic meta:table-count="3" meta:image-count="0" meta:object-count="0" meta:page-count="2" meta:paragraph-count="48" meta:word-count="180" meta:character-count="1337"/>
  </office:meta>
</office:document-meta>
</file>